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20pt" officeooo:rsid="000f086e" officeooo:paragraph-rsid="000f086e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ucida Console" fo:font-size="12pt" officeooo:rsid="000f086e" officeooo:paragraph-rsid="000f086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ucida Console" fo:font-size="12pt" officeooo:rsid="000f086e" officeooo:paragraph-rsid="0010fd66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ucida Console" fo:font-size="12pt" officeooo:rsid="000f086e" officeooo:paragraph-rsid="000f086e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ucida Console" fo:font-size="12pt" officeooo:rsid="000f086e" officeooo:paragraph-rsid="0010fd6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ucida Console" fo:font-size="12pt" officeooo:rsid="0010fd66" officeooo:paragraph-rsid="0010fd6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ucida Console" fo:font-size="12pt" officeooo:rsid="0012372a" officeooo:paragraph-rsid="0012372a" style:font-size-asian="10.5pt" style:font-size-complex="12pt"/>
    </style:style>
    <style:style style:name="T1" style:family="text">
      <style:text-properties officeooo:rsid="0010fd6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FINAL</text:p>
      <text:p text:style-name="P4">-----------------------------------------------------------PRACTICA 1: PARTICULAS</text:p>
      <text:p text:style-name="P4">-----------------------------------------------------------</text:p>
      <text:p text:style-name="P2">- El personaje sera una PARTICULA con movimiento en 4 direcciones.</text:p>
      <text:p text:style-name="P2">- Hacer movimiento lateral</text:p>
      <text:p text:style-name="P2">- Hacer salto (FUERZA.gravedad)</text:p>
      <text:p text:style-name="P2">- El escenario también esté hecho con particulas, fijas, no se mueven – en el futuro SOLIDOS RIGIDOS??</text:p>
      <text:p text:style-name="P3">- <text:span text:style-name="T1">El personaje dispara al frente</text:span></text:p>
      <text:p text:style-name="P6">- La idea es que llegue a un punto concreto (COLISIONES??)</text:p>
      <text:p text:style-name="P6"/>
      <text:p text:style-name="P7">SIMULAR COLISIONES CON MUELLES???<text:span text:style-name="T3"/></text:p>
      <text:p text:style-name="P2"/>
      <text:p text:style-name="P4">-----------------------------------------------------------PRACTICA 2: SISTEMAS DE PARTICULAS</text:p>
      <text:p text:style-name="P4">Y</text:p>
      <text:p text:style-name="P4">PRACTICA 3: FUERZAS</text:p>
      <text:p text:style-name="P4">-----------------------------------------------------------</text:p>
      <text:p text:style-name="P2">- Usaremos FUERZAS para los SISTEMAS</text:p>
      <text:p text:style-name="P2">- Tendremos FUERZA del VIENTO</text:p>
      <text:p text:style-name="P2">- La FUERZA de GRAVEDAD</text:p>
      <text:p text:style-name="P2">- <text:span text:style-name="T1">Habrá “disparadores” que me atacan. Como los Booms del Mario</text:span></text:p>
      <text:p text:style-name="P2"/>
      <text:p text:style-name="P4">-----------------------------------------------------------PRACTICA 4: MUELLES Y FLOTABILIDAD</text:p>
      <text:p text:style-name="P4">-----------------------------------------------------------</text:p>
      <text:p text:style-name="P2">- Para ayudar al salto, el personaje saltará en muelles</text:p>
      <text:p text:style-name="P2">- <text:span text:style-name="T1">También habrá ascensores</text:span></text:p>
      <text:p text:style-name="P2">- <text:span text:style-name="T1">Habrá agua que mata al personaje.</text:span></text:p>
      <text:p text:style-name="P2">- <text:span text:style-name="T1">En el agua, podrá saltar en cubos. Algunos se hunden más o menos según su peso</text:span></text:p>
      <text:p text:style-name="P2"/>
      <text:p text:style-name="P3"/>
      <text:p text:style-name="P5">-----------------------------------------------------------PRACTICA <text:span text:style-name="T1">5</text:span>: <text:span text:style-name="T1">SOLIDOS RIGIDOS</text:span></text:p>
      <text:p text:style-name="P5">-----------------------------------------------------------</text:p>
      <text:p text:style-name="P2"/>
      <text:p text:style-name="P3">- <text:span text:style-name="T1">El personaje dispara al frente, y podrá romper bloques cuando</text:span></text:p>
      <text:p text:style-name="P3">- El personaje tendrá que recoger particulas que dan puntos. (Esperar a colisiones???)</text:p>
      <text:p text:style-name="P3">- El escenario también esté hecho con particulas, fijas, no se mueven – en el futuro SOLIDOS RIGIDOS??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9T09:56:48.374000000</meta:creation-date>
    <dc:date>2025-10-29T10:26:05.089000000</dc:date>
    <meta:editing-duration>PT7M29S</meta:editing-duration>
    <meta:editing-cycles>1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9" meta:word-count="194" meta:character-count="1569" meta:non-whitespace-character-count="1406"/>
  </office:meta>
</office:document-meta>
</file>